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919" officeooo:paragraph-rsid="0009b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fnfvfhfkbgskbsgbkngskhsg,j vntrgbvrtg</text:p>
      <text:p text:style-name="P1">tgtrhjitrljhtihjthtjhty</text:p>
      <text:p text:style-name="P1">htyhtyhtyjhiytjy.tlhjytjytj</text:p>
      <text:p text:style-name="P1">ytjytjytjydhytjtyjy</text:p>
      <text:p text:style-name="P1">\jtyjytjytjytjytjy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5:10:27.782219363</meta:creation-date>
    <dc:date>2024-03-16T15:10:57.319390879</dc:date>
    <meta:editing-duration>PT32S</meta:editing-duration>
    <meta:editing-cycles>1</meta:editing-cycles>
    <meta:document-statistic meta:table-count="0" meta:image-count="0" meta:object-count="0" meta:page-count="1" meta:paragraph-count="5" meta:word-count="6" meta:character-count="127" meta:non-whitespace-character-count="126"/>
    <meta:generator>LibreOffice/7.3.7.2$Linux_X86_64 LibreOffice_project/30$Build-2</meta:generator>
  </office:meta>
</office:document-meta>
</file>